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1"/>
        <table:table-column table:style-name="co2" table:number-columns-repeated="7" table:default-cell-style-name="ce7"/>
        <table:table-row table:style-name="ro1">
          <table:table-cell table:style-name="ce5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filter.B$4]) / ((1/[filter.B$4]) + 1/(3.1415 *[filter.$A5]/2)))" office:value-type="float" office:value="0.439893579780158" calcext:value-type="float">
            <text:p>0,4399</text:p>
          </table:table-cell>
          <table:table-cell table:formula="of:=((1/[filter.C$4]) / ((1/[filter.C$4]) + 1/(3.1415 *[filter.$A5]/2)))" office:value-type="float" office:value="0.321167510095589" calcext:value-type="float">
            <text:p>0,3212</text:p>
          </table:table-cell>
          <table:table-cell table:formula="of:=((1/[filter.D$4]) / ((1/[filter.D$4]) + 1/(3.1415 *[filter.$A5]/2)))" office:value-type="float" office:value="0.281963828927882" calcext:value-type="float">
            <text:p>0,2820</text:p>
          </table:table-cell>
          <table:table-cell table:formula="of:=((1/[filter.E$4]) / ((1/[filter.E$4]) + 1/(3.1415 *[filter.$A5]/2)))" office:value-type="float" office:value="0.239051858615835" calcext:value-type="float">
            <text:p>0,2391</text:p>
          </table:table-cell>
          <table:table-cell table:formula="of:=((1/[filter.F$4]) / ((1/[filter.F$4]) + 1/(3.1415 *[filter.$A5]/2)))" office:value-type="float" office:value="0.190839230932783" calcext:value-type="float">
            <text:p>0,1908</text:p>
          </table:table-cell>
          <table:table-cell table:formula="of:=((1/[filter.G$4]) / ((1/[filter.G$4]) + 1/(3.1415 *[filter.$A5]/2)))" office:value-type="float" office:value="0.135751787913489" calcext:value-type="float">
            <text:p>0,1358</text:p>
          </table:table-cell>
          <table:table-cell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filter.B$4]) / ((1/[filter.B$4]) + 1/(3.1415 *[filter.$A6]/2)))" office:value-type="float" office:value="0.611008460565983" calcext:value-type="float">
            <text:p>0,6110</text:p>
          </table:table-cell>
          <table:table-cell table:formula="of:=((1/[filter.C$4]) / ((1/[filter.C$4]) + 1/(3.1415 *[filter.$A6]/2)))" office:value-type="float" office:value="0.486187417782249" calcext:value-type="float">
            <text:p>0,4862</text:p>
          </table:table-cell>
          <table:table-cell table:formula="of:=((1/[filter.D$4]) / ((1/[filter.D$4]) + 1/(3.1415 *[filter.$A6]/2)))" office:value-type="float" office:value="0.439893579780158" calcext:value-type="float">
            <text:p>0,4399</text:p>
          </table:table-cell>
          <table:table-cell table:formula="of:=((1/[filter.E$4]) / ((1/[filter.E$4]) + 1/(3.1415 *[filter.$A6]/2)))" office:value-type="float" office:value="0.385862556040042" calcext:value-type="float">
            <text:p>0,3859</text:p>
          </table:table-cell>
          <table:table-cell table:formula="of:=((1/[filter.F$4]) / ((1/[filter.F$4]) + 1/(3.1415 *[filter.$A6]/2)))" office:value-type="float" office:value="0.320512166505127" calcext:value-type="float">
            <text:p>0,3205</text:p>
          </table:table-cell>
          <table:table-cell table:formula="of:=((1/[filter.G$4]) / ((1/[filter.G$4]) + 1/(3.1415 *[filter.$A6]/2)))" office:value-type="float" office:value="0.239051858615835" calcext:value-type="float">
            <text:p>0,2391</text:p>
          </table:table-cell>
          <table:table-cell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filter.B$4]) / ((1/[filter.B$4]) + 1/(3.1415 *[filter.$A7]/2)))" office:value-type="float" office:value="0.702037319825692" calcext:value-type="float">
            <text:p>0,7020</text:p>
          </table:table-cell>
          <table:table-cell table:formula="of:=((1/[filter.C$4]) / ((1/[filter.C$4]) + 1/(3.1415 *[filter.$A7]/2)))" office:value-type="float" office:value="0.586666251672944" calcext:value-type="float">
            <text:p>0,5867</text:p>
          </table:table-cell>
          <table:table-cell table:formula="of:=((1/[filter.D$4]) / ((1/[filter.D$4]) + 1/(3.1415 *[filter.$A7]/2)))" office:value-type="float" office:value="0.540876352262619" calcext:value-type="float">
            <text:p>0,5409</text:p>
          </table:table-cell>
          <table:table-cell table:formula="of:=((1/[filter.E$4]) / ((1/[filter.E$4]) + 1/(3.1415 *[filter.$A7]/2)))" office:value-type="float" office:value="0.485186233879894" calcext:value-type="float">
            <text:p>0,4852</text:p>
          </table:table-cell>
          <table:table-cell table:formula="of:=((1/[filter.F$4]) / ((1/[filter.F$4]) + 1/(3.1415 *[filter.$A7]/2)))" office:value-type="float" office:value="0.414363912154587" calcext:value-type="float">
            <text:p>0,4144</text:p>
          </table:table-cell>
          <table:table-cell table:formula="of:=((1/[filter.G$4]) / ((1/[filter.G$4]) + 1/(3.1415 *[filter.$A7]/2)))" office:value-type="float" office:value="0.32029431256266" calcext:value-type="float">
            <text:p>0,3203</text:p>
          </table:table-cell>
          <table:table-cell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filter.B$4]) / ((1/[filter.B$4]) + 1/(3.1415 *[filter.$A8]/2)))" office:value-type="float" office:value="0.758541591210914" calcext:value-type="float">
            <text:p>0,7585</text:p>
          </table:table-cell>
          <table:table-cell table:formula="of:=((1/[filter.C$4]) / ((1/[filter.C$4]) + 1/(3.1415 *[filter.$A8]/2)))" office:value-type="float" office:value="0.654274705821098" calcext:value-type="float">
            <text:p>0,6543</text:p>
          </table:table-cell>
          <table:table-cell table:formula="of:=((1/[filter.D$4]) / ((1/[filter.D$4]) + 1/(3.1415 *[filter.$A8]/2)))" office:value-type="float" office:value="0.611008460565983" calcext:value-type="float">
            <text:p>0,6110</text:p>
          </table:table-cell>
          <table:table-cell table:formula="of:=((1/[filter.E$4]) / ((1/[filter.E$4]) + 1/(3.1415 *[filter.$A8]/2)))" office:value-type="float" office:value="0.556855446246566" calcext:value-type="float">
            <text:p>0,5569</text:p>
          </table:table-cell>
          <table:table-cell table:formula="of:=((1/[filter.F$4]) / ((1/[filter.F$4]) + 1/(3.1415 *[filter.$A8]/2)))" office:value-type="float" office:value="0.485436143088928" calcext:value-type="float">
            <text:p>0,4854</text:p>
          </table:table-cell>
          <table:table-cell table:formula="of:=((1/[filter.G$4]) / ((1/[filter.G$4]) + 1/(3.1415 *[filter.$A8]/2)))" office:value-type="float" office:value="0.385862556040042" calcext:value-type="float">
            <text:p>0,3859</text:p>
          </table:table-cell>
          <table:table-cell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filter.B$4]) / ((1/[filter.B$4]) + 1/(3.1415 *[filter.$A9]/2)))" office:value-type="float" office:value="0.797031586959279" calcext:value-type="float">
            <text:p>0,7970</text:p>
          </table:table-cell>
          <table:table-cell table:formula="of:=((1/[filter.C$4]) / ((1/[filter.C$4]) + 1/(3.1415 *[filter.$A9]/2)))" office:value-type="float" office:value="0.702875041951001" calcext:value-type="float">
            <text:p>0,7029</text:p>
          </table:table-cell>
          <table:table-cell table:formula="of:=((1/[filter.D$4]) / ((1/[filter.D$4]) + 1/(3.1415 *[filter.$A9]/2)))" office:value-type="float" office:value="0.662554044078878" calcext:value-type="float">
            <text:p>0,6626</text:p>
          </table:table-cell>
          <table:table-cell table:formula="of:=((1/[filter.E$4]) / ((1/[filter.E$4]) + 1/(3.1415 *[filter.$A9]/2)))" office:value-type="float" office:value="0.611008460565983" calcext:value-type="float">
            <text:p>0,6110</text:p>
          </table:table-cell>
          <table:table-cell table:formula="of:=((1/[filter.F$4]) / ((1/[filter.F$4]) + 1/(3.1415 *[filter.$A9]/2)))" office:value-type="float" office:value="0.541124795452588" calcext:value-type="float">
            <text:p>0,5411</text:p>
          </table:table-cell>
          <table:table-cell table:formula="of:=((1/[filter.G$4]) / ((1/[filter.G$4]) + 1/(3.1415 *[filter.$A9]/2)))" office:value-type="float" office:value="0.439893579780158" calcext:value-type="float">
            <text:p>0,4399</text:p>
          </table:table-cell>
          <table:table-cell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filter.B$4]) / ((1/[filter.B$4]) + 1/(3.1415 *[filter.$A10]/2)))" office:value-type="float" office:value="0.824937634032124" calcext:value-type="float">
            <text:p>0,8249</text:p>
          </table:table-cell>
          <table:table-cell table:formula="of:=((1/[filter.C$4]) / ((1/[filter.C$4]) + 1/(3.1415 *[filter.$A10]/2)))" office:value-type="float" office:value="0.739495468633528" calcext:value-type="float">
            <text:p>0,7395</text:p>
          </table:table-cell>
          <table:table-cell table:formula="of:=((1/[filter.D$4]) / ((1/[filter.D$4]) + 1/(3.1415 *[filter.$A10]/2)))" office:value-type="float" office:value="0.702037319825692" calcext:value-type="float">
            <text:p>0,7020</text:p>
          </table:table-cell>
          <table:table-cell table:formula="of:=((1/[filter.E$4]) / ((1/[filter.E$4]) + 1/(3.1415 *[filter.$A10]/2)))" office:value-type="float" office:value="0.653367534403272" calcext:value-type="float">
            <text:p>0,6534</text:p>
          </table:table-cell>
          <table:table-cell table:formula="of:=((1/[filter.F$4]) / ((1/[filter.F$4]) + 1/(3.1415 *[filter.$A10]/2)))" office:value-type="float" office:value="0.585936771425907" calcext:value-type="float">
            <text:p>0,5859</text:p>
          </table:table-cell>
          <table:table-cell table:formula="of:=((1/[filter.G$4]) / ((1/[filter.G$4]) + 1/(3.1415 *[filter.$A10]/2)))" office:value-type="float" office:value="0.485186233879894" calcext:value-type="float">
            <text:p>0,4852</text:p>
          </table:table-cell>
          <table:table-cell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filter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filter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filter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filter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filter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filter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calibration.A2:calibration.A71 calibration.B2:calibration.B71 calibration.A2:calibration.A71 calibration.C2:calibration.C71 calibration.A2:calibration.A71 calibration.D2:calibration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.00.0000</text:date>, <text:time style:data-style-name="N2" text:time-value="13:19:13.19279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28S</meta:editing-duration>
    <meta:editing-cycles>21</meta:editing-cycles>
    <meta:generator>LibreOffice/5.1.6.2$Linux_X86_64 LibreOffice_project/10m0$Build-2</meta:generator>
    <dc:date>2018-02-07T13:55:14.179365920</dc:date>
    <meta:document-statistic meta:table-count="7" meta:cell-count="93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